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2" style:family="graphic" style:parent-style-name="standard">
      <style:graphic-properties draw:fill-color="#dee7e5" draw:textarea-horizontal-align="justify" draw:textarea-vertical-align="middle" draw:auto-grow-height="false" fo:min-height="3.433cm" fo:min-width="6.231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4.195cm" fo:min-width="9.4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3.433cm" fo:min-width="6.231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3.179cm" fo:min-width="10.168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2.417cm" fo:min-width="5.342cm"/>
      <style:paragraph-properties style:writing-mode="lr-tb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3.941cm" fo:min-width="8.5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989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4.341cm"/>
      <style:paragraph-properties style:writing-mode="lr-tb"/>
    </style:style>
    <style:style style:name="gr12" style:family="graphic" style:parent-style-name="standard">
      <style:graphic-properties draw:fill-color="#e8f2a1" draw:textarea-horizontal-align="justify" draw:textarea-vertical-align="middle" draw:auto-grow-height="false" fo:min-height="4.068cm" fo:min-width="9.787cm"/>
      <style:paragraph-properties style:writing-mode="lr-tb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3.179cm" fo:min-width="4.707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3.306cm" fo:min-width="9.152cm"/>
      <style:paragraph-properties style:writing-mode="lr-tb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3.306cm" fo:min-width="9.025cm"/>
      <style:paragraph-properties style:writing-mode="lr-tb"/>
    </style:style>
    <style:style style:name="gr16" style:family="graphic" style:parent-style-name="standard">
      <style:graphic-properties draw:fill-color="#fff5ce" draw:textarea-horizontal-align="justify" draw:textarea-vertical-align="middle" draw:auto-grow-height="false" fo:min-height="3.687cm" fo:min-width="6.104cm"/>
      <style:paragraph-properties style:writing-mode="lr-tb"/>
    </style:style>
    <style:style style:name="gr17" style:family="graphic" style:parent-style-name="standard">
      <style:graphic-properties draw:fill-color="#dde8cb" draw:textarea-horizontal-align="justify" draw:textarea-vertical-align="middle" draw:auto-grow-height="false" fo:min-height="3.814cm" fo:min-width="4.072cm"/>
      <style:paragraph-properties style:writing-mode="lr-tb"/>
    </style:style>
    <style:style style:name="gr18" style:family="graphic" style:parent-style-name="standard">
      <style:graphic-properties draw:fill-color="#ffd7d7" draw:textarea-horizontal-align="justify" draw:textarea-vertical-align="middle" draw:auto-grow-height="false" fo:min-height="4.195cm" fo:min-width="3.691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8e86ae"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ee7e5"/>
      <style:paragraph-properties fo:text-align="center" style:writing-mode="lr-tb"/>
      <style:text-properties fo:font-size="18pt"/>
    </style:style>
    <style:style style:name="P5" style:family="paragraph">
      <loext:graphic-properties draw:fill-color="#e0c2cd"/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5983b0" fo:font-size="18pt" fo:font-weight="bold"/>
    </style:style>
    <style:style style:name="P7" style:family="paragraph">
      <loext:graphic-properties draw:fill-color="#dee6ef"/>
      <style:paragraph-properties fo:text-align="center" style:writing-mode="lr-tb"/>
      <style:text-properties fo:font-size="18pt"/>
    </style:style>
    <style:style style:name="P8" style:family="paragraph">
      <loext:graphic-properties draw:fill-color="#dde8cb"/>
      <style:paragraph-properties fo:text-align="center" style:writing-mode="lr-tb"/>
      <style:text-properties fo:font-size="18pt"/>
    </style:style>
    <style:style style:name="P9" style:family="paragraph">
      <loext:graphic-properties draw:fill-color="#ffffd7"/>
      <style:paragraph-properties fo:text-align="center" style:writing-mode="lr-tb"/>
      <style:text-properties fo:font-size="18pt"/>
    </style:style>
    <style:style style:name="P10" style:family="paragraph">
      <loext:graphic-properties draw:fill-color="#ffd8ce"/>
      <style:paragraph-properties fo:text-align="center" style:writing-mode="lr-tb"/>
      <style:text-properties fo:font-size="18pt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paragraph-properties style:writing-mode="lr-tb"/>
      <style:text-properties fo:color="#2a6099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2a6099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e8f2a1"/>
      <style:paragraph-properties fo:text-align="center" style:writing-mode="lr-tb"/>
    </style:style>
    <style:style style:name="P17" style:family="paragraph">
      <loext:graphic-properties draw:fill-color="#dddddd"/>
      <style:paragraph-properties fo:text-align="center" style:writing-mode="lr-tb"/>
    </style:style>
    <style:style style:name="P18" style:family="paragraph">
      <loext:graphic-properties draw:fill-color="#b4c7dc"/>
      <style:paragraph-properties fo:text-align="center" style:writing-mode="lr-tb"/>
    </style:style>
    <style:style style:name="P19" style:family="paragraph">
      <loext:graphic-properties draw:fill-color="#bf819e"/>
      <style:paragraph-properties fo:text-align="center" style:writing-mode="lr-tb"/>
    </style:style>
    <style:style style:name="P20" style:family="paragraph">
      <loext:graphic-properties draw:fill-color="#fff5ce"/>
      <style:paragraph-properties fo:text-align="center" style:writing-mode="lr-tb"/>
    </style:style>
    <style:style style:name="P21" style:family="paragraph">
      <loext:graphic-properties draw:fill-color="#dde8cb"/>
      <style:paragraph-properties fo:text-align="center" style:writing-mode="lr-tb"/>
    </style:style>
    <style:style style:name="P22" style:family="paragraph">
      <loext:graphic-properties draw:fill-color="#ffd7d7"/>
      <style:paragraph-properties fo:text-align="center" style:writing-mode="lr-tb"/>
    </style:style>
    <style:style style:name="T1" style:family="text">
      <style:text-properties fo:color="#8e86ae" fo:font-weight="bold" style:font-weight-asian="bold" style:font-weight-complex="bold"/>
    </style:style>
    <style:style style:name="T2" style:family="text">
      <style:text-properties fo:color="#81aca6" fo:font-weight="bold"/>
    </style:style>
    <style:style style:name="T3" style:family="text">
      <style:text-properties fo:color="#5983b0" fo:font-weight="bold"/>
    </style:style>
    <style:style style:name="T4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2a6099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01cm" svg:height="2.159cm" svg:x="1.381cm" svg:y="2.651cm">
          <draw:text-box>
            <text:p text:style-name="P1"><text:span text:style-name="T1">Resume Evaluation</text:span></text:p>
          </draw:text-box>
        </draw:frame>
        <draw:custom-shape draw:style-name="gr2" draw:text-style-name="P4" xml:id="id5" draw:id="id5" draw:layer="layout" svg:width="6.731cm" svg:height="3.683cm" svg:x="1.381cm" svg:y="4.937cm">
          <text:p text:style-name="P3">User loads</text:p>
          <text:p text:style-name="P3"><text:s/>their resume and</text:p>
          <text:p text:style-name="P3">other relevant info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9.906cm" svg:height="4.445cm" svg:x="10.017cm" svg:y="4.556cm">
          <text:p text:style-name="P3">AI evaluates the resume </text:p>
          <text:p text:style-name="P3">and output an evaluation file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23cm" svg:height="1.651cm" svg:x="1.381cm" svg:y="10.398cm">
          <draw:text-box>
            <text:p text:style-name="P1"><text:span text:style-name="T2">Resume Redesign</text:span><text:span text:style-name="T3"> </text:span></text:p>
          </draw:text-box>
        </draw:frame>
        <draw:custom-shape draw:style-name="gr5" draw:text-style-name="P7" xml:id="id1" draw:id="id1" draw:layer="layout" svg:width="6.731cm" svg:height="3.683cm" svg:x="1.381cm" svg:y="12.303cm">
          <text:p text:style-name="P3">User loads</text:p>
          <text:p text:style-name="P3"><text:s/>their resume and</text:p>
          <text:p text:style-name="P3">other relevant info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0.668cm" svg:height="3.429cm" svg:x="9.434cm" svg:y="12.444cm">
          <text:p text:style-name="P3">AI picks a set of suitable templates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5.842cm" svg:height="2.667cm" svg:x="8.493cm" svg:y="17.256cm">
          <text:p text:style-name="P3">User picks one </text:p>
          <text:p text:style-name="P3">from the set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9.017cm" svg:height="4.191cm" svg:x="10.525cm" svg:y="21.32cm">
          <text:p text:style-name="P3">AI rearranges and improves </text:p>
          <text:p text:style-name="P3">the resume content and </text:p>
          <text:p text:style-name="P3">outputs a new resume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6.477cm" svg:height="7.239cm" svg:x="2.397cm" svg:y="19.034cm">
          <draw:text-box>
            <text:p text:style-name="P11"><text:span text:style-name="T4">Resume Features</text:span></text:p>
          </draw:text-box>
        </draw:frame>
        <draw:connector draw:style-name="gr10" draw:text-style-name="P13" draw:layer="layout" svg:x1="8.112cm" svg:y1="14.144cm" svg:x2="9.434cm" svg:y2="14.158cm" draw:start-shape="id1" draw:start-glue-point="1" draw:end-shape="id2" draw:end-glue-point="3" svg:d="M8112 14144h661v14h661" svg:viewBox="0 0 1323 15">
          <text:p/>
        </draw:connector>
        <draw:connector draw:style-name="gr10" draw:text-style-name="P13" draw:layer="layout" svg:x1="14.768cm" svg:y1="15.873cm" svg:x2="11.414cm" svg:y2="17.256cm" draw:start-shape="id2" draw:start-glue-point="2" draw:end-shape="id3" draw:end-glue-point="0" svg:d="M14768 15873v691h-3354v692" svg:viewBox="0 0 3355 1384">
          <text:p/>
        </draw:connector>
        <draw:connector draw:style-name="gr10" draw:text-style-name="P13" draw:layer="layout" svg:x1="11.414cm" svg:y1="19.923cm" svg:x2="15.033cm" svg:y2="21.32cm" draw:start-shape="id3" draw:start-glue-point="2" draw:end-shape="id4" svg:d="M11414 19923v698h3619v699" svg:viewBox="0 0 3620 1398">
          <text:p/>
        </draw:connector>
        <draw:connector draw:style-name="gr10" draw:text-style-name="P13" draw:layer="layout" svg:x1="8.112cm" svg:y1="6.778cm" svg:x2="10.017cm" svg:y2="6.778cm" draw:start-shape="id5" draw:start-glue-point="1" draw:end-shape="id6" draw:end-glue-point="3" svg:d="M8112 6778h1905" svg:viewBox="0 0 1906 1">
          <text:p/>
        </draw:connector>
      </draw:page>
      <draw:page draw:name="page2" draw:style-name="dp1" draw:master-page-name="Default">
        <draw:frame draw:style-name="gr11" draw:text-style-name="P14" draw:layer="layout" svg:width="5.715cm" svg:height="4.591cm" svg:x="2.143cm" svg:y="3.286cm">
          <draw:text-box>
            <text:p><text:span text:style-name="T5">Tailoring Resume, Cover Letter, and Personal Statement</text:span></text:p>
          </draw:text-box>
        </draw:frame>
        <draw:custom-shape draw:style-name="gr12" draw:text-style-name="P16" xml:id="id7" draw:id="id7" draw:layer="layout" svg:width="10.287cm" svg:height="4.318cm" svg:x="9.509cm" svg:y="2.651cm">
          <text:p text:style-name="P15">User provided files are </text:p>
          <text:p text:style-name="P15">automatically categorized into</text:p>
          <text:p text:style-name="P15">resume, cover letter, </text:p>
          <text:p text:style-name="P15">or personal statement </text:p>
          <draw:enhanced-geometry svg:viewBox="0 0 21600 21600" draw:type="rectangle" draw:enhanced-path="M 0 0 L 21600 0 21600 21600 0 21600 0 0 Z N"/>
        </draw:custom-shape>
        <draw:custom-shape draw:style-name="gr13" draw:text-style-name="P17" xml:id="id8" draw:id="id8" draw:layer="layout" svg:width="5.207cm" svg:height="3.429cm" svg:x="12.049cm" svg:y="7.985cm">
          <text:p text:style-name="P15"/>
          <text:p text:style-name="P15">File paths</text:p>
          <text:p text:style-name="P15"><text:s/>are</text:p>
          <text:p text:style-name="P15"><text:s/>saved in <text:s/></text:p>
          <text:p text:style-name="P15">prompt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14" draw:text-style-name="P18" xml:id="id9" draw:id="id9" draw:layer="layout" svg:width="9.652cm" svg:height="3.556cm" svg:x="1.381cm" svg:y="10.525cm">
          <text:p text:style-name="P15">When a request comes in, </text:p>
          <text:p text:style-name="P15">a custom tool</text:p>
          <text:p text:style-name="P15"><text:s/>processes the file path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15" draw:text-style-name="P19" xml:id="id10" draw:id="id10" draw:layer="layout" svg:width="9.525cm" svg:height="3.556cm" svg:x="5.445cm" svg:y="15.478cm">
          <text:p text:style-name="P15">LLM chains deploy </text:p>
          <text:p text:style-name="P15">content-specific queries</text:p>
          <text:p text:style-name="P15"><text:s/>to tailor the content <text:s/></text:p>
          <draw:enhanced-geometry svg:viewBox="0 0 21600 21600" draw:type="rectangle" draw:enhanced-path="M 0 0 L 21600 0 21600 21600 0 21600 0 0 Z N"/>
        </draw:custom-shape>
        <draw:custom-shape draw:style-name="gr16" draw:text-style-name="P20" xml:id="id11" draw:id="id11" draw:layer="layout" svg:width="6.604cm" svg:height="3.937cm" svg:x="1.762cm" svg:y="21.828cm">
          <text:p text:style-name="P15">Resume are provided </text:p>
          <text:p text:style-name="P15">with suggested </text:p>
          <text:p text:style-name="P15">additions/replacements</text:p>
          <draw:enhanced-geometry svg:viewBox="0 0 21600 21600" draw:type="rectangle" draw:enhanced-path="M 0 0 L 21600 0 21600 21600 0 21600 0 0 Z N"/>
        </draw:custom-shape>
        <draw:custom-shape draw:style-name="gr17" draw:text-style-name="P21" xml:id="id12" draw:id="id12" draw:layer="layout" svg:width="4.572cm" svg:height="4.064cm" svg:x="9.763cm" svg:y="21.701cm">
          <text:p text:style-name="P15">Cover letter</text:p>
          <text:p text:style-name="P15"><text:s/>are rewritten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3" draw:id="id13" draw:layer="layout" svg:width="4.191cm" svg:height="4.445cm" svg:x="15.478cm" svg:y="21.447cm">
          <text:p text:style-name="P15">Personal </text:p>
          <text:p text:style-name="P15">statements </text:p>
          <text:p text:style-name="P15">are rewritten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draw:type="lines" svg:x1="14.652cm" svg:y1="6.969cm" svg:x2="14.652cm" svg:y2="7.985cm" draw:start-shape="id7" draw:end-shape="id8" svg:d="M14652 6969v501 13 502" svg:viewBox="0 0 1 1017">
          <text:p/>
        </draw:connector>
        <draw:connector draw:style-name="gr10" draw:text-style-name="P13" draw:layer="layout" draw:type="lines" svg:x1="12.049cm" svg:y1="9.699cm" svg:x2="6.207cm" svg:y2="10.525cm" draw:start-shape="id8" draw:start-glue-point="3" draw:end-shape="id9" draw:end-glue-point="0" svg:d="M12049 9699h-502l-5340 325v501" svg:viewBox="0 0 5843 827">
          <text:p/>
        </draw:connector>
        <draw:connector draw:style-name="gr10" draw:text-style-name="P13" draw:layer="layout" draw:type="lines" svg:x1="6.207cm" svg:y1="14.081cm" svg:x2="10.207cm" svg:y2="15.478cm" draw:start-shape="id9" draw:start-glue-point="2" draw:end-shape="id10" draw:end-glue-point="0" svg:d="M6207 14081v501l4000 395v501" svg:viewBox="0 0 4001 1398">
          <text:p/>
        </draw:connector>
        <draw:connector draw:style-name="gr10" draw:text-style-name="P13" draw:layer="layout" draw:type="lines" svg:x1="10.207cm" svg:y1="19.034cm" svg:x2="5.064cm" svg:y2="21.828cm" draw:start-shape="id10" draw:start-glue-point="2" draw:end-shape="id11" draw:end-glue-point="0" svg:d="M10207 19034v501l-5143 1791v502" svg:viewBox="0 0 5144 2795">
          <text:p/>
        </draw:connector>
        <draw:connector draw:style-name="gr10" draw:text-style-name="P13" draw:layer="layout" draw:type="lines" svg:x1="10.207cm" svg:y1="19.034cm" svg:x2="12.049cm" svg:y2="21.701cm" draw:start-shape="id10" draw:start-glue-point="2" draw:end-shape="id12" svg:d="M10207 19034v501l1842 1665v501" svg:viewBox="0 0 1843 2668">
          <text:p/>
        </draw:connector>
        <draw:connector draw:style-name="gr10" draw:text-style-name="P13" draw:layer="layout" draw:type="lines" svg:x1="10.207cm" svg:y1="19.034cm" svg:x2="17.573cm" svg:y2="21.447cm" draw:start-shape="id10" draw:start-glue-point="2" draw:end-shape="id13" svg:d="M10207 19034v501l7366 1410v502" svg:viewBox="0 0 7367 24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1:03:56.496877443</meta:creation-date>
    <dc:date>2023-10-24T12:03:36.617379973</dc:date>
    <meta:editing-duration>PT4H7M55S</meta:editing-duration>
    <meta:editing-cycles>6</meta:editing-cycles>
    <meta:generator>LibreOffice/6.4.7.2$Linux_X86_64 LibreOffice_project/40$Build-2</meta:generator>
    <meta:document-statistic meta:object-count="27"/>
  </office:meta>
</office:document-meta>
</file>